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e6c24" officeooo:paragraph-rsid="000e6c24" style:font-name-asian="OzHandicraft BT" style:font-size-asian="16pt" style:font-name-complex="OzHandicraft BT" style:font-size-complex="16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2c78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4b8a8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8d61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92ce1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78d61" officeooo:paragraph-rsid="00178d61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92ce1" officeooo:paragraph-rsid="00192ce1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2cd90" officeooo:paragraph-rsid="0012cd90" style:font-name-asian="OLIVEOIL" style:font-size-asian="12pt" style:font-weight-asian="bold" style:font-name-complex="OLIVEOIL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192ce1"/>
    </style:style>
    <style:style style:name="P28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3294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OzHandicraft BT" fo:font-size="14pt" officeooo:rsid="00102059" style:font-name-asian="OzHandicraft BT" style:font-size-asian="14pt" style:font-name-complex="OzHandicraft BT" style:font-size-complex="14p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1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c7701"/>
    </style:style>
    <style:style style:name="T15" style:family="text">
      <style:text-properties officeooo:rsid="000e6c24"/>
    </style:style>
    <style:style style:name="T16" style:family="text">
      <style:text-properties officeooo:rsid="00102059"/>
    </style:style>
    <style:style style:name="T17" style:family="text">
      <style:text-properties officeooo:rsid="00112c78"/>
    </style:style>
    <style:style style:name="T18" style:family="text">
      <style:text-properties officeooo:rsid="0012cd90"/>
    </style:style>
    <style:style style:name="T19" style:family="text">
      <style:text-properties officeooo:rsid="0014b8a8"/>
    </style:style>
    <style:style style:name="T20" style:family="text">
      <style:text-properties officeooo:rsid="001698bb"/>
    </style:style>
    <style:style style:name="T21" style:family="text">
      <style:text-properties officeooo:rsid="00178d61"/>
    </style:style>
    <style:style style:name="T22" style:family="text">
      <style:text-properties officeooo:rsid="00192ce1"/>
    </style:style>
    <style:style style:name="T23" style:family="text">
      <style:text-properties officeooo:rsid="001b0f55"/>
    </style:style>
    <style:style style:name="T24" style:family="text">
      <style:text-properties officeooo:rsid="001ce93f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5">Nirvana Chanterelle Ale</text:span> <text:s text:c="65"/></text:p>
      <text:p text:style-name="P8">Brew Date: <text:s text:c="2"/><text:span text:style-name="T15">Apr 3'16</text:span> <text:s text:c="66"/></text:p>
      <text:p text:style-name="P3"><text:span text:style-name="T4">Batch Size:</text:span><text:span text:style-name="T9"> 10 </text:span><text:span text:style-name="T10">gal</text:span><text:span text:style-name="T4"><text:tab/><text:tab/><text:tab/></text:span></text:p>
      <text:p text:style-name="P1"><text:span text:style-name="T4">Target OG/◦P:</text:span><text:span text:style-name="T5">1.083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8" svg:x1="1.543cm" svg:y1="0.624cm" svg:x2="1.622cm" svg:y2="6.577cm"><text:p/></draw:line><draw:line text:anchor-type="paragraph" draw:z-index="5" draw:style-name="gr2" draw:text-style-name="P28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7">15.88 <text:s text:c="2"/># <text:s text:c="6"/>Pils</text:p>
      <text:p text:style-name="P17">3.12 <text:s text:c="5"/># <text:s text:c="5"/>Munich </text:p>
      <text:p text:style-name="P17">4 <text:s text:c="9"/># <text:s text:c="6"/>Pale</text:p>
      <text:p text:style-name="P17">3 <text:s text:c="8"/># <text:s text:c="7"/>Wheat</text:p>
      <text:p text:style-name="P17">4 <text:s text:c="9"/># <text:s text:c="7"/>Dark Munich</text:p>
      <text:p text:style-name="P7"><text:s/>1 <text:s text:c="15"/>Tsp NaCl (mash)</text:p>
      <text:p text:style-name="P7"><draw:custom-shape text:anchor-type="paragraph" draw:z-index="2" draw:style-name="gr1" draw:text-style-name="P28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7">5 <text:s text:c="16"/>Tsp Sprchrg</text:p>
      <text:p text:style-name="P14"><draw:line text:anchor-type="paragraph" draw:z-index="4" draw:style-name="gr2" draw:text-style-name="P28" svg:x1="1.623cm" svg:y1="0.626cm" svg:x2="1.702cm" svg:y2="0.6cm"><text:p/></draw:line> <text:s text:c="4"/>Irish Moss</text:p>
      <text:p text:style-name="P15"><text:s text:c="13"/><text:span text:style-name="T15">Nottingham</text:span> Yeast</text:p>
      <text:p text:style-name="P17">200 <text:s text:c="6"/>g <text:s text:c="4"/>Dried Chanterelles</text:p>
      <text:p text:style-name="P7"/>
      <text:p text:style-name="P7"/>
      <text:p text:style-name="P7"><draw:line text:anchor-type="paragraph" draw:z-index="7" draw:style-name="gr2" draw:text-style-name="P28" svg:x1="7.497cm" svg:y1="0.564cm" svg:x2="7.576cm" svg:y2="4.004cm"><text:p/></draw:line>Qt <text:s/>oz/g <text:s text:c="2"/>Hop/Seasoning <text:s text:c="14"/><text:span text:style-name="T13">Time</text:span></text:p>
      <text:p text:style-name="P11"><draw:line text:anchor-type="paragraph" draw:z-index="6" draw:style-name="gr2" draw:text-style-name="P28" svg:x1="2.549cm" svg:y1="0.012cm" svg:x2="2.628cm" svg:y2="3.452cm"><text:p/></draw:line> <text:span text:style-name="T15">46 <text:s text:c="3"/>g <text:s text:c="8"/>Saaz <text:s text:c="24"/>90 min</text:span></text:p>
      <text:p text:style-name="P12"><text:s/><text:span text:style-name="T15">86 <text:s text:c="3"/>g <text:s text:c="8"/>Saaz <text:s text:c="25"/>60 min</text:span></text:p>
      <text:p text:style-name="P12"><text:s/><text:span text:style-name="T15">86 <text:s text:c="3"/>g <text:s text:c="8"/>Saaz <text:s text:c="25"/>10 min </text:span></text:p>
      <text:p text:style-name="P12"><text:s/><text:span text:style-name="T15">28 <text:s text:c="3"/>g <text:s text:c="8"/>Cascade <text:s text:c="19"/>end of boil</text:span></text:p>
      <text:p text:style-name="P12"><text:s text:c="19"/><text:span text:style-name="T15">mushroom tea <text:s text:c="10"/>flame out</text:span></text:p>
      <text:p text:style-name="P2"><text:span text:style-name="T11"><text:s text:c="45"/></text:span><text:span text:style-name="T4"><text:s text:c="762"/></text:span><text:span text:style-name="T7">Stage <text:s text:c="13"/>Date <text:s text:c="17"/></text:span></text:p>
      <text:p text:style-name="P9">Primary:</text:p>
      <text:p text:style-name="P9">Racked:<text:tab/><text:tab/><text:tab/><text:tab/><text:tab/><text:tab/></text:p>
      <text:p text:style-name="P9">Racked:</text:p>
      <text:p text:style-name="P9">Bottled:<text:tab/><text:tab/><text:tab/><text:tab/><text:tab/><text:tab/></text:p>
      <text:p text:style-name="P9">Kegged:</text:p>
      <text:p text:style-name="P9">Re-Kegged:</text:p>
      <text:p text:style-name="P27"><text:span text:style-name="T7">Purged:</text:span><text:span text:style-name="T3"><text:tab/><text:tab/><text:tab/><text:tab/><text:tab/><text:tab/></text:span></text:p>
      <text:p text:style-name="P27"><text:span text:style-name="T3">Charged:</text:span></text:p>
      <text:p text:style-name="P1"><text:soft-page-break/><text:span text:style-name="T7">Start Time:</text:span><text:span text:style-name="T8">7:30</text:span></text:p>
      <text:p text:style-name="P9">Fill mash tun:<text:tab/><text:span text:style-name="T16">Sat</text:span></text:p>
      <text:p text:style-name="P9">Fill sparge kettle:<text:span text:style-name="T16">Sat</text:span><text:tab/><text:tab/><text:tab/><text:tab/><text:tab/></text:p>
      <text:p text:style-name="P9">Fire burners: <text:span text:style-name="T16">7:30</text:span>am</text:p>
      <text:p text:style-name="P9">Heat Mash Tun : Target Temp: 1<text:span text:style-name="T14">55</text:span> <text:s text:c="4"/></text:p>
      <text:p text:style-name="P9">Heat Sparge Kettle: Target Temp: 1<text:span text:style-name="T16">65</text:span></text:p>
      <text:p text:style-name="P9">Target Temp (Mash): 15<text:span text:style-name="T16">4</text:span></text:p>
      <text:p text:style-name="P9">Grind grain: <text:s text:c="2"/><text:span text:style-name="T16">8:10am</text:span> </text:p>
      <text:p text:style-name="P9">sparge temp:<text:span text:style-name="T17">165</text:span></text:p>
      <text:p text:style-name="P9">Strike Temp: <text:span text:style-name="T17">154</text:span></text:p>
      <text:p text:style-name="P9">pump temp: <text:s/><text:span text:style-name="T17">155</text:span></text:p>
      <text:p text:style-name="P19">Mash in: <text:span text:style-name="T17">9:00am</text:span></text:p>
      <text:p text:style-name="P9">Temp: <text:span text:style-name="T17">145</text:span></text:p>
      <text:p text:style-name="P9">Mash Duration: <text:s/><text:span text:style-name="T16">90</text:span> <text:s/>minutes <text:s text:c="7"/></text:p>
      <text:p text:style-name="P19"><draw:frame draw:style-name="fr3" draw:name="Object2" text:anchor-type="paragraph" svg:x="8.581cm" svg:y="0.485cm" svg:width="12.345cm" svg:height="8.999cm" draw:z-index="8"><draw:object xlink:href="./Object 3" xlink:type="simple" xlink:show="embed" xlink:actuate="onLoad"/><draw:image xlink:href="./ObjectReplacements/Object 3" xlink:type="simple" xlink:show="embed" xlink:actuate="onLoad"/></draw:frame>Start: <text:s text:c="3"/><text:span text:style-name="T17">9:00</text:span></text:p>
      <text:p text:style-name="P19">Finish: <text:span text:style-name="T17">10:30</text:span></text:p>
      <text:p text:style-name="P9">Heat (to deactivate enzymes)<text:tab/></text:p>
      <text:p text:style-name="P20">Target Temp: 168 <text:s text:c="2"/></text:p>
      <text:p text:style-name="P20">Start: <text:s/><text:span text:style-name="T19">10:30</text:span> <text:s text:c="4"/></text:p>
      <text:p text:style-name="P20">Finish: <text:s text:c="2"/><text:span text:style-name="T19">11:20</text:span></text:p>
      <text:p text:style-name="P9">Heat Sparge H20 (Target175◦) <text:s text:c="7"/></text:p>
      <text:p text:style-name="P9">Sparge: Start: <text:s/><text:span text:style-name="T19">11:30</text:span></text:p>
      <text:p text:style-name="P9">Finish:<text:span text:style-name="T20">12:10</text:span></text:p>
      <text:p text:style-name="P9">Wort collected: <text:s text:c="2"/></text:p>
      <text:p text:style-name="P9">Boil : Burner On: <text:s/></text:p>
      <text:p text:style-name="P9">Rolling Boil: <text:s text:c="3"/></text:p>
      <text:p text:style-name="P21">Hops In: <text:s text:c="2"/><text:span text:style-name="T21">12:36</text:span> <text:s text:c="10"/></text:p>
      <text:p text:style-name="P21">Hops In: <text:s text:c="3"/><text:span text:style-name="T21">1:18</text:span> <text:s text:c="2"/></text:p>
      <text:p text:style-name="P9">Hops in : <text:s text:c="2"/><text:span text:style-name="T21">1:56</text:span></text:p>
      <text:p text:style-name="P23">Hops in: 2:06</text:p>
      <text:p text:style-name="P24">Tea in at flame out</text:p>
      <text:p text:style-name="P22">Duration: 90 min </text:p>
      <text:p text:style-name="P22">Start: <text:s/><text:span text:style-name="T22">12:36</text:span></text:p>
      <text:p text:style-name="P9">Finish: <text:s text:c="2"/><text:span text:style-name="T22">2:06</text:span> <text:s text:c="3"/></text:p>
      <text:p text:style-name="P9">Burner Off: <text:span text:style-name="T22">2:06</text:span></text:p>
      <text:p text:style-name="P9">Rest 15 min <text:s text:c="7"/></text:p>
      <text:p text:style-name="P9">Pump and chill: <text:s text:c="4"/></text:p>
      <text:p text:style-name="P22">Start: <text:s text:c="2"/><text:span text:style-name="T23">2:21</text:span> <text:s text:c="16"/></text:p>
      <text:p text:style-name="P22">Finish: <text:s text:c="5"/></text:p>
      <text:p text:style-name="P9">OG : <text:s text:c="2"/><text:span text:style-name="T24">1.070</text:span></text:p>
      <text:p text:style-name="P10">Yeast: <text:span text:style-name="T18">Nottingham</text:span><text:span text:style-name="T12">Yeast</text:span> <text:s/></text:p>
      <text:p text:style-name="P9">Irish Moss</text:p>
      <text:p text:style-name="P5">Notes: <text:span text:style-name="T18">problems w/ pump, swapped in spare/ dissemble, change impeller</text:span></text:p>
      <text:p text:style-name="P25">mash moving slowly thru coil / lots of grain visible moving w/ wort/ <text:span text:style-name="T19">found inlet pipe was clogged after switching pumps again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03T15:30:27.449851936</dc:date>
    <meta:editing-duration>PT1H13M52S</meta:editing-duration>
    <meta:editing-cycles>11</meta:editing-cycles>
    <meta:document-statistic meta:table-count="0" meta:image-count="0" meta:object-count="3" meta:page-count="2" meta:paragraph-count="76" meta:word-count="247" meta:character-count="2844" meta:non-whitespace-character-count="11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45cm" svg:height="8.999cm" xlink:href="." xlink:type="simple" chart:class="chart:line" chart:style-name="ch1">
        <chart:title svg:x="2.901cm" svg:y="0.315cm" chart:style-name="ch2">
          <text:p>Nirvana Chanterelle Ale Apr 3'16</text:p>
        </chart:title>
        <chart:legend chart:legend-position="end" svg:x="9.678cm" svg:y="3.702cm" style:legend-expansion="high" chart:style-name="ch3"/>
        <chart:plot-area chart:style-name="ch4" chart:data-source-has-labels="both" svg:x="1.257cm" svg:y="1.299cm" svg:width="8.175cm" svg:height="6.54cm">
          <chartooo:coordinate-region svg:x="2.408cm" svg:y="1.498cm" svg:width="7.024cm" svg:height="5.296cm"/>
          <chart:axis chart:dimension="x" chart:name="primary-x" chart:style-name="ch5" chartooo:axis-type="auto">
            <chartooo:date-scale/>
            <chart:title svg:x="4.982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5">
                <text:p>145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">
                <text:p>156</text:p>
              </table:table-cell>
              <table:table-cell office:value-type="float" office:value="165">
                <text:p>16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">
                <text:p>157</text:p>
              </table:table-cell>
              <table:table-cell office:value-type="float" office:value="165">
                <text:p>16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">
                <text:p>157</text:p>
              </table:table-cell>
              <table:table-cell office:value-type="float" office:value="164">
                <text:p>1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164">
                <text:p>1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167">
                <text:p>1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6">
                <text:p>156</text:p>
              </table:table-cell>
              <table:table-cell office:value-type="float" office:value="175">
                <text:p>1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7">
                <text:p>157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8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